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9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5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2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style:font-name="Liberation Sans Narrow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8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9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Segoe UI Semibol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884cm" svg:x="1.778cm" svg:y="1.016cm">
          <draw:text-box>
            <text:p text:style-name="P1"><text:span text:style-name="T1">HOLY GOSPEL</text:span></text:p>
            <text:p text:style-name="P1"><text:span text:style-name="T2">John 6:35–5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4.384cm" svg:height="7.766cm" svg:x="1.778cm" svg:y="1.016cm">
          <draw:text-box>
            <text:p text:style-name="P4"><text:span text:style-name="T3">35</text:span><text:span text:style-name="T4">Jesus said to them, “I am the bread of life; whoever comes to me shall not hunger, and whoever believes in me shall never thirst. </text:span><text:span text:style-name="T3">36</text:span><text:span text:style-name="T4">But I said to you that you have seen me and yet do not belie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2" draw:layer="layout" svg:width="24.384cm" svg:height="6.263cm" svg:x="1.778cm" svg:y="1.016cm">
          <draw:text-box>
            <text:p text:style-name="P5"><text:span text:style-name="T5">37</text:span><text:span text:style-name="T6">All that the Father gives me will come to me, and whoever comes to me I will never cast out. </text:span><text:span text:style-name="T5">38</text:span><text:span text:style-name="T6">For I have come down from heaven, not to do my own will but the will of him who sen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6" draw:layer="layout" svg:width="24.384cm" svg:height="4.76cm" svg:x="1.778cm" svg:y="1.016cm">
          <draw:text-box>
            <text:p text:style-name="P5"><text:span text:style-name="T5">39</text:span><text:span text:style-name="T6">And this is the will of him who sent me, that I should lose nothing of all that he has given me, but raise it up on the last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6" draw:layer="layout" svg:width="24.892cm" svg:height="6.416cm" svg:x="1.491cm" svg:y="0.95cm">
          <draw:text-box>
            <text:p text:style-name="P4"><text:span text:style-name="T3">40</text:span><text:span text:style-name="T4">For this is the will of my Father, that everyone who looks on the Son and believes in him should have eternal life, and I will raise him up on the last day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5" draw:text-style-name="P6" draw:layer="layout" svg:width="24.892cm" svg:height="4.76cm" svg:x="1.491cm" svg:y="0.95cm">
          <draw:text-box>
            <text:p text:style-name="P4"><text:span text:style-name="T7">41</text:span><text:span text:style-name="T8">So the Jews grumbled about him, because he said, “I am the bread that came down from heaven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6" draw:layer="layout" svg:width="24.892cm" svg:height="5.146cm" svg:x="1.491cm" svg:y="0.95cm">
          <draw:text-box>
            <text:p text:style-name="P5"><text:span text:style-name="T9">42</text:span><text:span text:style-name="T10">They said, “Is not this Jesus, the son of Joseph, whose father and mother we know? How does he now say, ‘I have come down from heaven’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" draw:text-style-name="P6" draw:layer="layout" svg:width="24.892cm" svg:height="6.263cm" svg:x="1.491cm" svg:y="0.95cm">
          <draw:text-box>
            <text:p text:style-name="P5"><text:span text:style-name="T5">43</text:span><text:span text:style-name="T6">Jesus answered them, “Do not grumble among yourselves. </text:span><text:span text:style-name="T5">44</text:span><text:span text:style-name="T6">No one can come to me unless the Father who sent me draws him. And I will raise him up on the last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8" draw:text-style-name="P6" draw:layer="layout" svg:width="24.892cm" svg:height="8.194cm" svg:x="1.491cm" svg:y="0.95cm">
          <draw:text-box>
            <text:p text:style-name="P5"><text:span text:style-name="T5">45</text:span><text:span text:style-name="T6">It is written in the Prophets, ‘And they will all be taught by God.’ Everyone who has heard and learned from the Father comes to me—</text:span><text:span text:style-name="T11"> </text:span><text:span text:style-name="T9">46</text:span><text:span text:style-name="T10">not that anyone has seen the Father except he who is from God; he has seen the Fa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6" draw:layer="layout" svg:width="24.892cm" svg:height="6.416cm" svg:x="1.491cm" svg:y="0.95cm">
          <draw:text-box>
            <text:p text:style-name="P5"><text:span text:style-name="T5">47</text:span><text:span text:style-name="T6">Truly, truly, I say to you, whoever believes has eternal life. </text:span><text:span text:style-name="T5">48</text:span><text:span text:style-name="T6">I am the bread of life. </text:span><text:span text:style-name="T5">49</text:span><text:span text:style-name="T6">Your fathers ate the manna in the wilderness, and they d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9" draw:text-style-name="P6" draw:layer="layout" svg:width="24.417cm" svg:height="6.802cm" svg:x="2.042cm" svg:y="0.818cm">
          <draw:text-box>
            <text:p text:style-name="P5"><text:span text:style-name="T5">50</text:span><text:span text:style-name="T6">This is the bread that comes down from heaven, so that one may eat of it and not die.</text:span><text:span text:style-name="T10"> </text:span><text:span text:style-name="T9">51</text:span><text:span text:style-name="T10">I am the living bread that came down from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0" draw:text-style-name="P6" draw:layer="layout" svg:width="24.417cm" svg:height="5.278cm" svg:x="2.042cm" svg:y="0.818cm">
          <draw:text-box>
            <text:p text:style-name="P5"><text:span text:style-name="T10">If anyone eats of this bread, he will live forever. And the bread that I will give for the life of the world is my fles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7:49:08.433000000</meta:creation-date>
    <dc:title>Blue template</dc:title>
    <meta:editing-duration>PT11M50S</meta:editing-duration>
    <meta:editing-cycles>6</meta:editing-cycles>
    <meta:generator>LibreOffice/6.0.5.2$Windows_X86_64 LibreOffice_project/54c8cbb85f300ac59db32fe8a675ff7683cd5a16</meta:generator>
    <dc:date>2018-08-08T16:59:20.791000000</dc:date>
    <meta:document-statistic meta:object-count="57"/>
  </office:meta>
</office:document-meta>
</file>